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2ca56" officeooo:paragraph-rsid="001474d0"/>
    </style:style>
    <style:style style:name="P2" style:family="paragraph" style:parent-style-name="Text_20_body">
      <style:text-properties officeooo:rsid="001474d0" officeooo:paragraph-rsid="001474d0"/>
    </style:style>
    <style:style style:name="P3" style:family="paragraph" style:parent-style-name="Text_20_body">
      <style:text-properties officeooo:rsid="001474d0" officeooo:paragraph-rsid="0015fa24"/>
    </style:style>
    <style:style style:name="P4" style:family="paragraph" style:parent-style-name="Text_20_body">
      <style:text-properties officeooo:rsid="0014cef3" officeooo:paragraph-rsid="0014cef3"/>
    </style:style>
    <style:style style:name="P5" style:family="paragraph" style:parent-style-name="Text_20_body">
      <style:text-properties officeooo:rsid="0014cef3" officeooo:paragraph-rsid="0015fa24"/>
    </style:style>
    <style:style style:name="P6" style:family="paragraph" style:parent-style-name="Text_20_body">
      <style:text-properties fo:font-variant="normal" fo:text-transform="none" fo:color="#000000" fo:letter-spacing="normal" fo:font-style="normal" fo:font-weight="bold" officeooo:rsid="001b55d2" officeooo:paragraph-rsid="001b6787" style:font-weight-asian="bold" style:font-weight-complex="bold"/>
    </style:style>
    <style:style style:name="P7" style:family="paragraph" style:parent-style-name="Standard">
      <style:text-properties officeooo:rsid="0010f36b" officeooo:paragraph-rsid="0010f36b"/>
    </style:style>
    <style:style style:name="P8" style:family="paragraph" style:parent-style-name="Heading_20_1">
      <style:text-properties officeooo:rsid="0014cef3" officeooo:paragraph-rsid="0014cef3"/>
    </style:style>
    <style:style style:name="P9" style:family="paragraph" style:parent-style-name="Heading_20_1">
      <style:text-properties fo:font-weight="bold" style:font-weight-asian="bold" style:font-weight-complex="bold"/>
    </style:style>
    <style:style style:name="P10" style:family="paragraph" style:parent-style-name="Text_20_body">
      <style:text-properties officeooo:rsid="0015fa24" officeooo:paragraph-rsid="0015fa24"/>
    </style:style>
    <style:style style:name="P11" style:family="paragraph" style:parent-style-name="Text_20_body">
      <style:text-properties fo:font-variant="normal" fo:text-transform="none" fo:color="#000000" fo:letter-spacing="normal" fo:font-style="normal" fo:font-weight="bold" officeooo:rsid="001b55d2" officeooo:paragraph-rsid="001b6787" style:font-weight-asian="bold" style:font-weight-complex="bold"/>
    </style:style>
    <style:style style:name="P12" style:family="paragraph" style:parent-style-name="Text_20_body">
      <style:text-properties fo:font-weight="normal" officeooo:rsid="001fcda8" officeooo:paragraph-rsid="001fcda8" style:font-weight-asian="normal" style:font-weight-complex="normal"/>
    </style:style>
    <style:style style:name="P13" style:family="paragraph" style:parent-style-name="Text_20_body">
      <style:text-properties fo:font-weight="normal" officeooo:rsid="001fcda8" officeooo:paragraph-rsid="0020371a" style:font-weight-asian="normal" style:font-weight-complex="normal"/>
    </style:style>
    <style:style style:name="T1" style:family="text">
      <style:text-properties officeooo:rsid="001474d0"/>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fo:letter-spacing="normal" fo:font-style="normal" officeooo:rsid="0020371a"/>
    </style:style>
    <style:style style:name="T6" style:family="text">
      <style:text-properties officeooo:rsid="0015fa24"/>
    </style:style>
    <style:style style:name="T7" style:family="text">
      <style:text-properties officeooo:rsid="001992ff"/>
    </style:style>
    <style:style style:name="T8" style:family="text">
      <style:text-properties fo:font-weight="normal" style:font-weight-asian="normal" style:font-weight-complex="normal"/>
    </style:style>
    <style:style style:name="T9" style:family="text">
      <style:text-properties fo:font-weight="normal" officeooo:rsid="001b6787" style:font-weight-asian="normal" style:font-weight-complex="normal"/>
    </style:style>
    <style:style style:name="T10" style:family="text">
      <style:text-properties fo:font-weight="normal" officeooo:rsid="001d5546" style:font-weight-asian="normal" style:font-weight-complex="normal"/>
    </style:style>
    <style:style style:name="T11" style:family="text">
      <style:text-properties fo:font-weight="normal" officeooo:rsid="001e8643" style:font-weight-asian="normal" style:font-weight-complex="normal"/>
    </style:style>
    <style:style style:name="T12" style:family="text">
      <style:text-properties officeooo:rsid="001d5546"/>
    </style:style>
    <style:style style:name="T13" style:family="text">
      <style:text-properties officeooo:rsid="002012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LUNTZER<text:tab/><text:tab/><text:tab/><text:tab/><text:tab/><text:tab/><text:tab/><text:tab/><text:tab/><text:tab/><text:tab/> <text:s text:c="9"/><text:span text:style-name="T7">Info2</text:span></text:p>
      <text:p text:style-name="P7">Kévin</text:p>
      <text:p text:style-name="Title">TP1</text:p>
      <text:h text:style-name="P8" text:outline-level="1">1) Page d’accueil du site Angular 2</text:h>
      <text:p text:style-name="P4">b)<text:tab/>Sur la page d’accueil de Angular 2, on peut y voir un logo correspondant à angular et un bouton get started afin de procéder à l’installation. Il y a une barre de recherche dans le coin supérieur droit et dans le coin supérieur gauche, nous avons une icône menu qui permet d’accéder aux tutoriel de Angular, aux API, aux techniques,, à l’installation ou encore aux informations de Angular. </text:p>
      <text:p text:style-name="P4"><text:tab/>En descendant un peu, on nous explique que angular permet de développer des applications pour web, pour mobile depuis n’importe où (ordinateur, téléphone). On nous explique aussi qu’on peut réemployer le code pour créer d’autres applications.</text:p>
      <text:p text:style-name="P4"><text:tab/>Plus bas, on nous explique qu’Angular nous donne le contrôle de l’évolutivité. En effet, aujourd’hui, la rapidité dépend du serveur et angular nous fournit cette accès en créant un serveur que nous allons pouvoir exploité afin de répondre à d’énormes besoin de données.</text:p>
      <text:p text:style-name="P5"><text:tab/><text:span text:style-name="T6">Plus bas, on nous explique que angular apporte une aide sur la construction du code ce qui nous permet de nous concentrer sur les fonctionnalités. </text:span></text:p>
      <text:p text:style-name="P10"><text:tab/>Actuellement, angular prend en charge les applications les plus importantes de Google.</text:p>
      <text:h text:style-name="Heading_20_1" text:outline-level="1">2) La page quickStart du guide</text:h>
      <text:p text:style-name="P1"><text:span text:style-name="T1"><text:s/>a)<text:tab/></text:span>Pour télécharger angular, il faut installer un environnement node.js adapter à notre ordinateur. <text:span text:style-name="T1">Ensuite, on télécharge le dossier angular et on applique cette commande : « npm install -g @angular/cli » dans un terminal afin d’installer angular.</text:span></text:p>
      <text:p text:style-name="P2"/>
      <text:p text:style-name="P3">b) <text:tab/><text:span text:style-name="T6">Après l’installation, on écrit cette commande afin de créer un nouveau projet : « ng new my-app ». La commande new permet de créer un nouveau projet. La commande generate permet de générer les composants d’angular et la commande serve permet de lier le projet à un serveur.</text:span></text:p>
      <text:h text:style-name="Heading_20_1" text:outline-level="1">3) <text:span text:style-name="T3"><text:s/></text:span><text:span text:style-name="T4">Création des dossiers et fichiers d'une nouvelle application</text:span></text:h>
      <text:p text:style-name="P6"><text:span text:style-name="T8">a)<text:tab/></text:span><text:span text:style-name="T9">Il est possible de modifier la page d’accueil de angular en allant dans le fichier ./src/app/app.component.ts. Il est aussi possible de modifier le style en allant dans :./src/app/app.component.css. </text:span></text:p>
      <text:p text:style-name="P6"><text:span text:style-name="T9"><text:tab/>Le fichier README.md </text:span><text:span text:style-name="T10">contient informations sur l’utilisation des commandes de CLI. L’application que l’on crée se situe dans le dossier src.</text:span></text:p>
      <text:p text:style-name="P6"><text:soft-page-break/><text:span text:style-name="T10"><text:tab/>Les documents à l’e</text:span><text:span text:style-name="T11">x</text:span><text:span text:style-name="T10">térieur du dossier src permettent de construire le document, le test ou encore de déployer l’application.</text:span></text:p>
      <text:h text:style-name="P9" text:outline-level="1"><text:span text:style-name="T12">4</text:span>) Examen du dossier et des fichiers de projet</text:h>
      <text:p text:style-name="P12">Fichier index.html :</text:p>
      <text:p text:style-name="P13"><text:tab/><text:span text:style-name="T2">C'est la page HTML principale qui est servie lorsque quelqu'un visite </text:span><text:span text:style-name="T5">notre</text:span><text:span text:style-name="T2"> site. La CLI ajoute automatiquement tous les fichiers js et css lors de la création de </text:span><text:span text:style-name="T5">l’</text:span><text:span text:style-name="T2">application, </text:span><text:span text:style-name="T5">afin qu’on </text:span><text:span text:style-name="T2">ajoute </text:span><text:span text:style-name="T5">jamais</text:span><text:span text:style-name="T2"> de balises &lt;script&gt; ou &lt;link&gt; manuellement.</text:span></text:p>
      <text:p text:style-name="P12">Fichier app.module.ts :</text:p>
      <text:p text:style-name="P12"><text:tab/><text:span text:style-name="T13">Permet de définir comment angular doit assembler l’application. Pour l’instant, il ne déclare que AppComponent mais plus tard il y aura plus de composant à déclarer. </text:span></text:p>
      <text:p text:style-name="P12">Fichier app.component :</text:p>
      <text:p text:style-name="P13"><text:tab/><text:span text:style-name="T2">Ces fichiers définissent AppComponent avec un modèle HTML, une feuille de style CSS et un test unitaire. C'est le composant racine de ce qui deviendra un arbre de composants imbriqués au fur et à mesure que l'application évolu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6:40:29.992000000</meta:creation-date>
    <dc:date>2017-10-18T22:18:50.397000000</dc:date>
    <meta:editing-duration>PT52M13S</meta:editing-duration>
    <meta:editing-cycles>9</meta:editing-cycles>
    <meta:generator>LibreOffice/5.1.5.2$Windows_x86 LibreOffice_project/7a864d8825610a8c07cfc3bc01dd4fce6a9447e5</meta:generator>
    <meta:document-statistic meta:table-count="0" meta:image-count="0" meta:object-count="0" meta:page-count="2" meta:paragraph-count="23" meta:word-count="488" meta:character-count="3064" meta:non-whitespace-character-count="2563"/>
  </office:meta>
</office:document-meta>
</file>